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last page M1</text:file-name></text:p>
      </style:header>
      <style:footer>
        <text:p text:style-name="Footer_20_left"><text:page-number text:select-page="current">3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last page M1</text:file-name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7" meta:word-count="27" meta:character-count="158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